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3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49e26" officeooo:paragraph-rsid="00249e26"/>
    </style:style>
    <style:style style:name="P4" style:family="paragraph" style:parent-style-name="Heading_20_3">
      <loext:graphic-properties draw:fill="none"/>
      <style:paragraph-properties fo:background-color="transparent" style:shadow="none"/>
      <style:text-properties officeooo:rsid="00249e26" officeooo:paragraph-rsid="00249e26"/>
    </style:style>
    <style:style style:name="P5" style:family="paragraph" style:parent-style-name="Heading_20_3">
      <loext:graphic-properties draw:fill="none"/>
      <style:paragraph-properties fo:background-color="transparent" style:shadow="none"/>
      <style:text-properties officeooo:rsid="0024c9c0" officeooo:paragraph-rsid="0024c9c0"/>
    </style:style>
    <style:style style:name="P6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394_3197004383" text:style-name="Index_20_Link" text:visited-style-name="Index_20_Link">1. Строки. Префиксы, суффикмы, подстроки. Языки.<text:tab/>3</text:a></text:p>
          <text:p text:style-name="P7"><text:a xlink:type="simple" xlink:href="#__RefHeading___Toc396_3197004383" text:style-name="Index_20_Link" text:visited-style-name="Index_20_Link">2. Дерево вывода. Синтаксическое и семантическое деревья. Примеры.<text:tab/>3</text:a></text:p>
          <text:p text:style-name="P7"><text:a xlink:type="simple" xlink:href="#__RefHeading___Toc398_3197004383" text:style-name="Index_20_Link" text:visited-style-name="Index_20_Link">3. Контекстная грамматика. Контекстно-свободная грамматика.<text:tab/>3</text:a></text:p>
          <text:p text:style-name="P7"><text:a xlink:type="simple" xlink:href="#__RefHeading___Toc400_3197004383" text:style-name="Index_20_Link" text:visited-style-name="Index_20_Link">4. Порождающие грамматики. Виды, примеры.<text:tab/>3</text:a></text:p>
          <text:p text:style-name="P7"><text:a xlink:type="simple" xlink:href="#__RefHeading___Toc402_3197004383" text:style-name="Index_20_Link" text:visited-style-name="Index_20_Link">5. Классификация языков по Хомскому.<text:tab/>3</text:a></text:p>
          <text:p text:style-name="P7"><text:a xlink:type="simple" xlink:href="#__RefHeading___Toc404_3197004383" text:style-name="Index_20_Link" text:visited-style-name="Index_20_Link">6. Регулярные грамматики и конечный автомат.<text:tab/>3</text:a></text:p>
          <text:p text:style-name="P7"><text:a xlink:type="simple" xlink:href="#__RefHeading___Toc406_3197004383" text:style-name="Index_20_Link" text:visited-style-name="Index_20_Link">7. Распознаватели — задачи, виды распознавателей.<text:tab/>3</text:a></text:p>
          <text:p text:style-name="P7"><text:a xlink:type="simple" xlink:href="#__RefHeading___Toc408_3197004383" text:style-name="Index_20_Link" text:visited-style-name="Index_20_Link">8. Машина Тьюринга.<text:tab/>3</text:a></text:p>
          <text:p text:style-name="P7"><text:a xlink:type="simple" xlink:href="#__RefHeading___Toc410_3197004383" text:style-name="Index_20_Link" text:visited-style-name="Index_20_Link">9. Магазинный автомат, определение, структура.<text:tab/>3</text:a></text:p>
          <text:p text:style-name="P7"><text:a xlink:type="simple" xlink:href="#__RefHeading___Toc412_3197004383" text:style-name="Index_20_Link" text:visited-style-name="Index_20_Link">10. Эквивалентность абстактных автоматов (Метод таблиц, метод треукольных таблиц, метод P-разбиений).<text:tab/>3</text:a></text:p>
          <text:p text:style-name="P7"><text:a xlink:type="simple" xlink:href="#__RefHeading___Toc414_3197004383" text:style-name="Index_20_Link" text:visited-style-name="Index_20_Link">11. Аксиомы и основные теоремы булевой алгебры.<text:tab/>3</text:a></text:p>
          <text:p text:style-name="P7"><text:a xlink:type="simple" xlink:href="#__RefHeading___Toc416_3197004383" text:style-name="Index_20_Link" text:visited-style-name="Index_20_Link">12. Канонический метод структурного синтеза автоматов (Модель дискретного преобразователя В.М.Глушкова).<text:tab/>3</text:a></text:p>
          <text:p text:style-name="P7"><text:a xlink:type="simple" xlink:href="#__RefHeading___Toc418_3197004383" text:style-name="Index_20_Link" text:visited-style-name="Index_20_Link">13. СДНФ и СКНФ.<text:tab/>3</text:a></text:p>
          <text:p text:style-name="P7"><text:a xlink:type="simple" xlink:href="#__RefHeading___Toc420_3197004383" text:style-name="Index_20_Link" text:visited-style-name="Index_20_Link">14. Синтез автомата на D- и RS- треггерах.<text:tab/>3</text:a></text:p>
          <text:p text:style-name="P7"><text:a xlink:type="simple" xlink:href="#__RefHeading___Toc422_3197004383" text:style-name="Index_20_Link" text:visited-style-name="Index_20_Link">15. СНФ в базисе «Стрелка Пирса» и «Штрих Шеффера».<text:tab/>3</text:a></text:p>
          <text:p text:style-name="P7"><text:a xlink:type="simple" xlink:href="#__RefHeading___Toc424_3197004383" text:style-name="Index_20_Link" text:visited-style-name="Index_20_Link">16. Графический метод структурного синтеза автоматов.<text:tab/>3</text:a></text:p>
          <text:p text:style-name="P7"><text:a xlink:type="simple" xlink:href="#__RefHeading___Toc426_3197004383" text:style-name="Index_20_Link" text:visited-style-name="Index_20_Link">17. Свойства фукнций «Исключающее ИЛИ», «Импликация от Y к X».<text:tab/>3</text:a></text:p>
          <text:p text:style-name="P7"><text:a xlink:type="simple" xlink:href="#__RefHeading___Toc428_3197004383" text:style-name="Index_20_Link" text:visited-style-name="Index_20_Link">18. Синтез комбинационных схем на ПЗУ.<text:tab/>3</text:a></text:p>
          <text:p text:style-name="P7"><text:a xlink:type="simple" xlink:href="#__RefHeading___Toc430_3197004383" text:style-name="Index_20_Link" text:visited-style-name="Index_20_Link">19. Свойства функций «Штрих Шеффера», «Стрелка Пирса».<text:tab/>3</text:a></text:p>
          <text:p text:style-name="P7"><text:a xlink:type="simple" xlink:href="#__RefHeading___Toc432_3197004383" text:style-name="Index_20_Link" text:visited-style-name="Index_20_Link">20. Дешифратор в цепи ОС структурного автомата.<text:tab/>3</text:a></text:p>
          <text:p text:style-name="P7"><text:a xlink:type="simple" xlink:href="#__RefHeading___Toc434_3197004383" text:style-name="Index_20_Link" text:visited-style-name="Index_20_Link">21. Теорема Поста-Яблонского.<text:tab/>3</text:a></text:p>
          <text:p text:style-name="P7"><text:a xlink:type="simple" xlink:href="#__RefHeading___Toc436_3197004383" text:style-name="Index_20_Link" text:visited-style-name="Index_20_Link">22. Состязания (гонки) в автоматах.<text:tab/>3</text:a></text:p>
          <text:p text:style-name="P7"><text:a xlink:type="simple" xlink:href="#__RefHeading___Toc233_1413714899" text:style-name="Index_20_Link" text:visited-style-name="Index_20_Link">23. Аппаратные противогоночные средства: испульсная синхронизация, двойная память, апериодические схемы.<text:tab/>3</text:a></text:p>
          <text:p text:style-name="P7"><text:a xlink:type="simple" xlink:href="#__RefHeading___Toc235_1413714899" text:style-name="Index_20_Link" text:visited-style-name="Index_20_Link">24. Сеть автоматов.<text:tab/>3</text:a></text:p>
          <text:p text:style-name="P7"><text:a xlink:type="simple" xlink:href="#__RefHeading___Toc237_1413714899" text:style-name="Index_20_Link" text:visited-style-name="Index_20_Link">25. Основные задачи кодирования состояний автомата.<text:tab/>3</text:a></text:p>
          <text:p text:style-name="P7"><text:a xlink:type="simple" xlink:href="#__RefHeading___Toc239_1413714899" text:style-name="Index_20_Link" text:visited-style-name="Index_20_Link">26. Связь между моделями Мура и Мили.<text:tab/>3</text:a></text:p>
          <text:p text:style-name="P7"><text:a xlink:type="simple" xlink:href="#__RefHeading___Toc241_1413714899" text:style-name="Index_20_Link" text:visited-style-name="Index_20_Link">27. Базисы логических функций.<text:tab/>3</text:a></text:p>
          <text:p text:style-name="P7"><text:a xlink:type="simple" xlink:href="#__RefHeading___Toc243_1413714899" text:style-name="Index_20_Link" text:visited-style-name="Index_20_Link">28. Табличный метод структурного синтеза автоматов.<text:tab/>3</text:a></text:p>
          <text:p text:style-name="P7"><text:a xlink:type="simple" xlink:href="#__RefHeading___Toc245_1413714899" text:style-name="Index_20_Link" text:visited-style-name="Index_20_Link">29. Явление риска логических схем. Причины, методы борьбы.<text:tab/>3</text:a></text:p>
          <text:p text:style-name="P7"><text:a xlink:type="simple" xlink:href="#__RefHeading___Toc247_1413714899" text:style-name="Index_20_Link" text:visited-style-name="Index_20_Link">30. Абсолютно минимальыне формы представления ФАЛ.<text:tab/>3</text:a></text:p>
          <text:p text:style-name="P7"><text:a xlink:type="simple" xlink:href="#__RefHeading___Toc249_1413714899" text:style-name="Index_20_Link" text:visited-style-name="Index_20_Link">31. Построение комбинационной схемы автомата. Ограничения по базису, по количеству входов и выходов.<text:tab/>4</text:a></text:p>
          <text:p text:style-name="P7"><text:a xlink:type="simple" xlink:href="#__RefHeading___Toc251_1413714899" text:style-name="Index_20_Link" text:visited-style-name="Index_20_Link">32. Полнота переходов и полнота выходов автомата Мура.<text:tab/>4</text:a></text:p>
          <text:p text:style-name="P7"><text:a xlink:type="simple" xlink:href="#__RefHeading___Toc253_1413714899" text:style-name="Index_20_Link" text:visited-style-name="Index_20_Link">33. Синтез комбинационных n, k-полюсников.<text:tab/>4</text:a></text:p>
          <text:p text:style-name="P7"><text:a xlink:type="simple" xlink:href="#__RefHeading___Toc255_1413714899" text:style-name="Index_20_Link" text:visited-style-name="Index_20_Link">34. Элементарные автоматы.<text:tab/>4</text:a></text:p>
          <text:p text:style-name="P7"><text:a xlink:type="simple" xlink:href="#__RefHeading___Toc257_1413714899" text:style-name="Index_20_Link" text:visited-style-name="Index_20_Link">35. Минимизация сложености комбинационных схем: аналитический метод, мето Карт Карно (3, 4, 5 переменных).<text:tab/>4</text:a></text:p>
          <text:p text:style-name="P7"><text:a xlink:type="simple" xlink:href="#__RefHeading___Toc259_1413714899" text:style-name="Index_20_Link" text:visited-style-name="Index_20_Link">36. Понятие базиса логических функций. Примеры.<text:tab/>4</text:a></text:p>
          <text:p text:style-name="P7"><text:a xlink:type="simple" xlink:href="#__RefHeading___Toc261_1413714899" text:style-name="Index_20_Link" text:visited-style-name="Index_20_Link">37. Минимизация сложности комбинационных схем: метод Квайна-Мак-Класски.<text:tab/>4</text:a></text:p>
          <text:p text:style-name="P7"><text:a xlink:type="simple" xlink:href="#__RefHeading___Toc263_1413714899" text:style-name="Index_20_Link" text:visited-style-name="Index_20_Link">38. Типовые функциональные узлы для синтеза комбинационных схем: дешифраторы, мультиплексоры.<text:tab/>4</text:a></text:p>
          <text:p text:style-name="P7"><text:a xlink:type="simple" xlink:href="#__RefHeading___Toc265_1413714899" text:style-name="Index_20_Link" text:visited-style-name="Index_20_Link">39. Типовые функциональные узлы для синтеза комбинационных схем: ПЗУ, ПЛМ.<text:tab/>4</text:a></text:p>
          <text:p text:style-name="P7"><text:a xlink:type="simple" xlink:href="#__RefHeading___Toc267_1413714899" text:style-name="Index_20_Link" text:visited-style-name="Index_20_Link">40. Синтез комбинационных схем по не польностью определенным ФАЛ.<text:tab/>4</text:a></text:p>
          <text:p text:style-name="P7"><text:soft-page-break/><text:a xlink:type="simple" xlink:href="#__RefHeading___Toc269_1413714899" text:style-name="Index_20_Link" text:visited-style-name="Index_20_Link">41. Синтез комбинационных схем на 2-х и 3-хвходовых элементах «Штриз Шеффера» по заданной ДНФ.<text:tab/>4</text:a></text:p>
          <text:p text:style-name="P7"><text:a xlink:type="simple" xlink:href="#__RefHeading___Toc271_1413714899" text:style-name="Index_20_Link" text:visited-style-name="Index_20_Link">42. Синтез комбинационных схем на дешифраторах и мультиплексорых.<text:tab/>4</text:a></text:p>
          <text:p text:style-name="P7"><text:a xlink:type="simple" xlink:href="#__RefHeading___Toc273_1413714899" text:style-name="Index_20_Link" text:visited-style-name="Index_20_Link">43. Соединения автоматов: последовательное, параллельное.<text:tab/>4</text:a></text:p>
          <text:p text:style-name="P7"><text:a xlink:type="simple" xlink:href="#__RefHeading___Toc275_1413714899" text:style-name="Index_20_Link" text:visited-style-name="Index_20_Link">44. Синтез комбинационных схем на ПЛМ.<text:tab/>4</text:a></text:p>
          <text:p text:style-name="P7"><text:a xlink:type="simple" xlink:href="#__RefHeading___Toc277_1413714899" text:style-name="Index_20_Link" text:visited-style-name="Index_20_Link">45. Соединение автоматов с обратной связью.<text:tab/>4</text:a></text:p>
          <text:p text:style-name="P7"><text:a xlink:type="simple" xlink:href="#__RefHeading___Toc279_1413714899" text:style-name="Index_20_Link" text:visited-style-name="Index_20_Link">46. Синтез схем по временным булевым функциям.<text:tab/>4</text:a></text:p>
          <text:p text:style-name="P7"><text:a xlink:type="simple" xlink:href="#__RefHeading___Toc281_1413714899" text:style-name="Index_20_Link" text:visited-style-name="Index_20_Link">47. Соединения с выходной функцией.<text:tab/>4</text:a></text:p>
          <text:p text:style-name="P7"><text:a xlink:type="simple" xlink:href="#__RefHeading___Toc283_1413714899" text:style-name="Index_20_Link" text:visited-style-name="Index_20_Link">48. Синтез и анализ последовательных автоматов.<text:tab/>4</text:a></text:p>
          <text:p text:style-name="P7"><text:a xlink:type="simple" xlink:href="#__RefHeading___Toc285_1413714899" text:style-name="Index_20_Link" text:visited-style-name="Index_20_Link">49. Синтез комбинационных схем на 2-х и 3-хвходовых элементах «Стрелка Пирса» по заданной КНФ.<text:tab/>4</text:a></text:p>
          <text:p text:style-name="P7"><text:a xlink:type="simple" xlink:href="#__RefHeading___Toc287_1413714899" text:style-name="Index_20_Link" text:visited-style-name="Index_20_Link">50. Микропрограммирование как способ реализации алгоритмов. Микрокоманды, логические условия, микропрограммы.<text:tab/>4</text:a></text:p>
          <text:p text:style-name="P7"><text:a xlink:type="simple" xlink:href="#__RefHeading___Toc289_1413714899" text:style-name="Index_20_Link" text:visited-style-name="Index_20_Link">51. Определение абстрактоного автомата. Автоматы Мура и Мили.<text:tab/>4</text:a></text:p>
          <text:p text:style-name="P7"><text:a xlink:type="simple" xlink:href="#__RefHeading___Toc291_1413714899" text:style-name="Index_20_Link" text:visited-style-name="Index_20_Link">52. Структура операционного устройства.<text:tab/>4</text:a></text:p>
          <text:p text:style-name="P7"><text:a xlink:type="simple" xlink:href="#__RefHeading___Toc293_1413714899" text:style-name="Index_20_Link" text:visited-style-name="Index_20_Link">53. Способы задания автоматов.<text:tab/>4</text:a></text:p>
          <text:p text:style-name="P7"><text:a xlink:type="simple" xlink:href="#__RefHeading___Toc295_1413714899" text:style-name="Index_20_Link" text:visited-style-name="Index_20_Link">54. Начальные языки для задания автоматных отображений (ЛСА, Ф-язык).<text:tab/>4</text:a></text:p>
          <text:p text:style-name="P7"><text:a xlink:type="simple" xlink:href="#__RefHeading___Toc297_1413714899" text:style-name="Index_20_Link" text:visited-style-name="Index_20_Link">55. Связь между моделями Мура и Мили.<text:tab/>4</text:a></text:p>
          <text:p text:style-name="P7"><text:a xlink:type="simple" xlink:href="#__RefHeading___Toc299_1413714899" text:style-name="Index_20_Link" text:visited-style-name="Index_20_Link">56. Интерпретация ГСА абстрактным автоматом Мили.<text:tab/>4</text:a></text:p>
          <text:p text:style-name="P7"><text:a xlink:type="simple" xlink:href="#__RefHeading___Toc301_1413714899" text:style-name="Index_20_Link" text:visited-style-name="Index_20_Link">57. Временной граф микропрограммы.<text:tab/>5</text:a></text:p>
          <text:p text:style-name="P7"><text:a xlink:type="simple" xlink:href="#__RefHeading___Toc303_1413714899" text:style-name="Index_20_Link" text:visited-style-name="Index_20_Link">58. Интерепретация ГСА абстрактным автоматом Мура.<text:tab/>5</text:a></text:p>
          <text:p text:style-name="P7"><text:a xlink:type="simple" xlink:href="#__RefHeading___Toc305_1413714899" text:style-name="Index_20_Link" text:visited-style-name="Index_20_Link">59. Структурный автомат, состояния элементов памяти.<text:tab/>5</text:a></text:p>
          <text:p text:style-name="P7"><text:a xlink:type="simple" xlink:href="#__RefHeading___Toc307_1413714899" text:style-name="Index_20_Link" text:visited-style-name="Index_20_Link">60. Время выполнения микропрограммы.<text:tab/>5</text:a></text:p>
          <text:p text:style-name="P7"><text:a xlink:type="simple" xlink:href="#__RefHeading___Toc309_1413714899" text:style-name="Index_20_Link" text:visited-style-name="Index_20_Link">61. Элементарные автоматы: RS-, D-, DV-триггеры.<text:tab/>5</text:a></text:p>
          <text:p text:style-name="P7"><text:a xlink:type="simple" xlink:href="#__RefHeading___Toc311_1413714899" text:style-name="Index_20_Link" text:visited-style-name="Index_20_Link">62. Структура и принцип действия микропрограммного автомата с программируемой логикой и естествнной адресацией.<text:tab/>5</text:a></text:p>
          <text:p text:style-name="P7"><text:a xlink:type="simple" xlink:href="#__RefHeading___Toc313_1413714899" text:style-name="Index_20_Link" text:visited-style-name="Index_20_Link">63. Элементарные автоматы: JK-, T-, RST-триггеры.<text:tab/>5</text:a></text:p>
          <text:p text:style-name="P7"><text:a xlink:type="simple" xlink:href="#__RefHeading___Toc315_1413714899" text:style-name="Index_20_Link" text:visited-style-name="Index_20_Link">64. Структура и принцип действия микропрограммного автомата с программируемой логикой и принудительной адресацией.<text:tab/>5</text:a></text:p>
        </text:index-body>
      </text:table-of-content>
      <text:h text:style-name="P2" text:outline-level="3"/>
      <text:h text:style-name="P3" text:outline-level="3"><text:bookmark-start text:name="__RefHeading___Toc394_3197004383"/>Строки. Префиксы, суффикмы, подстроки. Языки.<text:bookmark-end text:name="__RefHeading___Toc394_3197004383"/></text:h>
      <text:h text:style-name="P4" text:outline-level="3"><text:bookmark-start text:name="__RefHeading___Toc396_3197004383"/>Дерево вывода. Синтаксическое и семантическое деревья. Примеры.<text:bookmark-end text:name="__RefHeading___Toc396_3197004383"/></text:h>
      <text:h text:style-name="P4" text:outline-level="3"><text:bookmark-start text:name="__RefHeading___Toc398_3197004383"/>Контекстная грамматика. Контекстно-свободная грамматика.<text:bookmark-end text:name="__RefHeading___Toc398_3197004383"/></text:h>
      <text:h text:style-name="P4" text:outline-level="3"><text:bookmark-start text:name="__RefHeading___Toc400_3197004383"/>Порождающие грамматики. Виды, примеры.<text:bookmark-end text:name="__RefHeading___Toc400_3197004383"/></text:h>
      <text:h text:style-name="P4" text:outline-level="3"><text:bookmark-start text:name="__RefHeading___Toc402_3197004383"/>Классификация языков по Хомскому.<text:bookmark-end text:name="__RefHeading___Toc402_3197004383"/></text:h>
      <text:h text:style-name="P4" text:outline-level="3"><text:bookmark-start text:name="__RefHeading___Toc404_3197004383"/>Регулярные грамматики и конечный автомат.<text:bookmark-end text:name="__RefHeading___Toc404_3197004383"/></text:h>
      <text:h text:style-name="P4" text:outline-level="3"><text:bookmark-start text:name="__RefHeading___Toc406_3197004383"/>Распознаватели — задачи, виды распознавателей.<text:bookmark-end text:name="__RefHeading___Toc406_3197004383"/></text:h>
      <text:h text:style-name="P4" text:outline-level="3"><text:bookmark-start text:name="__RefHeading___Toc408_3197004383"/>Машина Тьюринга.<text:bookmark-end text:name="__RefHeading___Toc408_3197004383"/></text:h>
      <text:h text:style-name="P4" text:outline-level="3"><text:bookmark-start text:name="__RefHeading___Toc410_3197004383"/>Магазинный автомат, определение, структура.<text:bookmark-end text:name="__RefHeading___Toc410_3197004383"/></text:h>
      <text:h text:style-name="P4" text:outline-level="3"><text:bookmark-start text:name="__RefHeading___Toc412_3197004383"/>Эквивалентность абстактных автоматов (Метод таблиц, метод треукольных таблиц, метод P-разбиений).<text:bookmark-end text:name="__RefHeading___Toc412_3197004383"/></text:h>
      <text:h text:style-name="P4" text:outline-level="3"><text:bookmark-start text:name="__RefHeading___Toc414_3197004383"/>Аксиомы и основные теоремы булевой алгебры.<text:bookmark-end text:name="__RefHeading___Toc414_3197004383"/></text:h>
      <text:h text:style-name="P4" text:outline-level="3"><text:bookmark-start text:name="__RefHeading___Toc416_3197004383"/>Канонический метод структурного синтеза автоматов (Модель дискретного преобразователя В.М.Глушкова).<text:bookmark-end text:name="__RefHeading___Toc416_3197004383"/></text:h>
      <text:h text:style-name="P4" text:outline-level="3"><text:bookmark-start text:name="__RefHeading___Toc418_3197004383"/>СДНФ и СКНФ.<text:bookmark-end text:name="__RefHeading___Toc418_3197004383"/></text:h>
      <text:h text:style-name="P4" text:outline-level="3"><text:bookmark-start text:name="__RefHeading___Toc420_3197004383"/>Синтез автомата на D- и RS- треггерах.<text:bookmark-end text:name="__RefHeading___Toc420_3197004383"/></text:h>
      <text:h text:style-name="P4" text:outline-level="3"><text:bookmark-start text:name="__RefHeading___Toc422_3197004383"/>СНФ в базисе «Стрелка Пирса» и «Штрих Шеффера».<text:bookmark-end text:name="__RefHeading___Toc422_3197004383"/></text:h>
      <text:h text:style-name="P4" text:outline-level="3"><text:bookmark-start text:name="__RefHeading___Toc424_3197004383"/>Графический метод структурного синтеза автоматов.<text:bookmark-end text:name="__RefHeading___Toc424_3197004383"/></text:h>
      <text:h text:style-name="P4" text:outline-level="3"><text:bookmark-start text:name="__RefHeading___Toc426_3197004383"/>Свойства фукнций «Исключающее ИЛИ», «Импликация от Y к X».<text:bookmark-end text:name="__RefHeading___Toc426_3197004383"/></text:h>
      <text:h text:style-name="P4" text:outline-level="3"><text:bookmark-start text:name="__RefHeading___Toc428_3197004383"/>Синтез комбинационных схем на ПЗУ.<text:bookmark-end text:name="__RefHeading___Toc428_3197004383"/></text:h>
      <text:h text:style-name="P4" text:outline-level="3"><text:bookmark-start text:name="__RefHeading___Toc430_3197004383"/>Свойства функций «Штрих Шеффера», «Стрелка Пирса».<text:bookmark-end text:name="__RefHeading___Toc430_3197004383"/></text:h>
      <text:h text:style-name="P4" text:outline-level="3"><text:bookmark-start text:name="__RefHeading___Toc432_3197004383"/>Дешифратор в цепи ОС структурного автомата.<text:bookmark-end text:name="__RefHeading___Toc432_3197004383"/></text:h>
      <text:h text:style-name="P4" text:outline-level="3"><text:bookmark-start text:name="__RefHeading___Toc434_3197004383"/>Теорема Поста-Яблонского.<text:bookmark-end text:name="__RefHeading___Toc434_3197004383"/></text:h>
      <text:h text:style-name="P4" text:outline-level="3"><text:bookmark-start text:name="__RefHeading___Toc436_3197004383"/>Состязания (гонки) в автоматах.<text:bookmark-end text:name="__RefHeading___Toc436_3197004383"/></text:h>
      <text:h text:style-name="P5" text:outline-level="3"><text:bookmark-start text:name="__RefHeading___Toc233_1413714899"/>Аппаратные противогоночные средства: испульсная синхронизация, двойная память, апериодические схемы.<text:bookmark-end text:name="__RefHeading___Toc233_1413714899"/></text:h>
      <text:h text:style-name="P5" text:outline-level="3"><text:bookmark-start text:name="__RefHeading___Toc235_1413714899"/>Сеть автоматов.<text:bookmark-end text:name="__RefHeading___Toc235_1413714899"/></text:h>
      <text:h text:style-name="P5" text:outline-level="3"><text:bookmark-start text:name="__RefHeading___Toc237_1413714899"/>Основные задачи кодирования состояний автомата.<text:bookmark-end text:name="__RefHeading___Toc237_1413714899"/></text:h>
      <text:h text:style-name="P5" text:outline-level="3"><text:bookmark-start text:name="__RefHeading___Toc239_1413714899"/>Связь между моделями Мура и Мили.<text:bookmark-end text:name="__RefHeading___Toc239_1413714899"/></text:h>
      <text:h text:style-name="P5" text:outline-level="3"><text:bookmark-start text:name="__RefHeading___Toc241_1413714899"/>Базисы логических функций.<text:bookmark-end text:name="__RefHeading___Toc241_1413714899"/></text:h>
      <text:h text:style-name="P5" text:outline-level="3"><text:bookmark-start text:name="__RefHeading___Toc243_1413714899"/>Табличный метод структурного синтеза автоматов.<text:bookmark-end text:name="__RefHeading___Toc243_1413714899"/></text:h>
      <text:h text:style-name="P5" text:outline-level="3"><text:bookmark-start text:name="__RefHeading___Toc245_1413714899"/>Явление риска логических схем. Причины, методы борьбы.<text:bookmark-end text:name="__RefHeading___Toc245_1413714899"/></text:h>
      <text:h text:style-name="P5" text:outline-level="3"><text:bookmark-start text:name="__RefHeading___Toc247_1413714899"/>Абсолютно минимальыне формы представления ФАЛ.<text:bookmark-end text:name="__RefHeading___Toc247_1413714899"/></text:h>
      <text:h text:style-name="P5" text:outline-level="3"><text:bookmark-start text:name="__RefHeading___Toc249_1413714899"/><text:soft-page-break/>Построение комбинационной схемы автомата. Ограничения по базису, по количеству входов и выходов.<text:bookmark-end text:name="__RefHeading___Toc249_1413714899"/></text:h>
      <text:h text:style-name="P5" text:outline-level="3"><text:bookmark-start text:name="__RefHeading___Toc251_1413714899"/>Полнота переходов и полнота выходов автомата Мура.<text:bookmark-end text:name="__RefHeading___Toc251_1413714899"/></text:h>
      <text:h text:style-name="P5" text:outline-level="3"><text:bookmark-start text:name="__RefHeading___Toc253_1413714899"/>Синтез комбинационных n, k-полюсников.<text:bookmark-end text:name="__RefHeading___Toc253_1413714899"/></text:h>
      <text:h text:style-name="P5" text:outline-level="3"><text:bookmark-start text:name="__RefHeading___Toc255_1413714899"/>Элементарные автоматы.<text:bookmark-end text:name="__RefHeading___Toc255_1413714899"/></text:h>
      <text:h text:style-name="P5" text:outline-level="3"><text:bookmark-start text:name="__RefHeading___Toc257_1413714899"/>Минимизация сложености комбинационных схем: аналитический метод, мето Карт Карно (3, 4, 5 переменных).<text:bookmark-end text:name="__RefHeading___Toc257_1413714899"/></text:h>
      <text:h text:style-name="P5" text:outline-level="3"><text:bookmark-start text:name="__RefHeading___Toc259_1413714899"/>Понятие базиса логических функций. Примеры.<text:bookmark-end text:name="__RefHeading___Toc259_1413714899"/></text:h>
      <text:h text:style-name="P5" text:outline-level="3"><text:bookmark-start text:name="__RefHeading___Toc261_1413714899"/>Минимизация сложности комбинационных схем: метод Квайна-Мак-Класски.<text:bookmark-end text:name="__RefHeading___Toc261_1413714899"/></text:h>
      <text:h text:style-name="P5" text:outline-level="3"><text:bookmark-start text:name="__RefHeading___Toc263_1413714899"/>Типовые функциональные узлы для синтеза комбинационных схем: дешифраторы, мультиплексоры.<text:bookmark-end text:name="__RefHeading___Toc263_1413714899"/></text:h>
      <text:h text:style-name="P5" text:outline-level="3"><text:bookmark-start text:name="__RefHeading___Toc265_1413714899"/>Типовые функциональные узлы для синтеза комбинационных схем: ПЗУ, ПЛМ.<text:bookmark-end text:name="__RefHeading___Toc265_1413714899"/></text:h>
      <text:h text:style-name="P5" text:outline-level="3"><text:bookmark-start text:name="__RefHeading___Toc267_1413714899"/>Синтез комбинационных схем по не польностью определенным ФАЛ.<text:bookmark-end text:name="__RefHeading___Toc267_1413714899"/></text:h>
      <text:h text:style-name="P5" text:outline-level="3"><text:bookmark-start text:name="__RefHeading___Toc269_1413714899"/>Синтез комбинационных схем на 2-х и 3-хвходовых элементах «Штриз Шеффера» по заданной ДНФ.<text:bookmark-end text:name="__RefHeading___Toc269_1413714899"/></text:h>
      <text:h text:style-name="P5" text:outline-level="3"><text:bookmark-start text:name="__RefHeading___Toc271_1413714899"/>Синтез комбинационных схем на дешифраторах и мультиплексорых.<text:bookmark-end text:name="__RefHeading___Toc271_1413714899"/></text:h>
      <text:h text:style-name="P5" text:outline-level="3"><text:bookmark-start text:name="__RefHeading___Toc273_1413714899"/>Соединения автоматов: последовательное, параллельное.<text:bookmark-end text:name="__RefHeading___Toc273_1413714899"/></text:h>
      <text:h text:style-name="P5" text:outline-level="3"><text:bookmark-start text:name="__RefHeading___Toc275_1413714899"/>Синтез комбинационных схем на ПЛМ.<text:bookmark-end text:name="__RefHeading___Toc275_1413714899"/></text:h>
      <text:h text:style-name="P5" text:outline-level="3"><text:bookmark-start text:name="__RefHeading___Toc277_1413714899"/>Соединение автоматов с обратной связью.<text:bookmark-end text:name="__RefHeading___Toc277_1413714899"/></text:h>
      <text:h text:style-name="P5" text:outline-level="3"><text:bookmark-start text:name="__RefHeading___Toc279_1413714899"/>Синтез схем по временным булевым функциям.<text:bookmark-end text:name="__RefHeading___Toc279_1413714899"/></text:h>
      <text:h text:style-name="P5" text:outline-level="3"><text:bookmark-start text:name="__RefHeading___Toc281_1413714899"/>Соединения с выходной функцией.<text:bookmark-end text:name="__RefHeading___Toc281_1413714899"/></text:h>
      <text:h text:style-name="P5" text:outline-level="3"><text:bookmark-start text:name="__RefHeading___Toc283_1413714899"/>Синтез и анализ последовательных автоматов.<text:bookmark-end text:name="__RefHeading___Toc283_1413714899"/></text:h>
      <text:h text:style-name="P5" text:outline-level="3"><text:bookmark-start text:name="__RefHeading___Toc285_1413714899"/>Синтез комбинационных схем на 2-х и 3-хвходовых элементах «Стрелка Пирса» по заданной КНФ.<text:bookmark-end text:name="__RefHeading___Toc285_1413714899"/></text:h>
      <text:h text:style-name="P5" text:outline-level="3"><text:bookmark-start text:name="__RefHeading___Toc287_1413714899"/>Микропрограммирование как способ реализации алгоритмов. Микрокоманды, логические условия, микропрограммы.<text:bookmark-end text:name="__RefHeading___Toc287_1413714899"/></text:h>
      <text:h text:style-name="P5" text:outline-level="3"><text:bookmark-start text:name="__RefHeading___Toc289_1413714899"/>Определение абстрактоного автомата. Автоматы Мура и Мили.<text:bookmark-end text:name="__RefHeading___Toc289_1413714899"/></text:h>
      <text:h text:style-name="P5" text:outline-level="3"><text:bookmark-start text:name="__RefHeading___Toc291_1413714899"/>Структура операционного устройства.<text:bookmark-end text:name="__RefHeading___Toc291_1413714899"/></text:h>
      <text:h text:style-name="P5" text:outline-level="3"><text:bookmark-start text:name="__RefHeading___Toc293_1413714899"/>Способы задания автоматов.<text:bookmark-end text:name="__RefHeading___Toc293_1413714899"/></text:h>
      <text:h text:style-name="P5" text:outline-level="3"><text:bookmark-start text:name="__RefHeading___Toc295_1413714899"/>Начальные языки для задания автоматных отображений (ЛСА, Ф-язык).<text:bookmark-end text:name="__RefHeading___Toc295_1413714899"/></text:h>
      <text:h text:style-name="P5" text:outline-level="3"><text:bookmark-start text:name="__RefHeading___Toc297_1413714899"/>Связь между моделями Мура и Мили.<text:bookmark-end text:name="__RefHeading___Toc297_1413714899"/></text:h>
      <text:h text:style-name="P5" text:outline-level="3"><text:bookmark-start text:name="__RefHeading___Toc299_1413714899"/>Интерпретация ГСА абстрактным автоматом Мили.<text:bookmark-end text:name="__RefHeading___Toc299_1413714899"/></text:h>
      <text:h text:style-name="P5" text:outline-level="3"><text:bookmark-start text:name="__RefHeading___Toc301_1413714899"/><text:soft-page-break/>Временной граф микропрограммы.<text:bookmark-end text:name="__RefHeading___Toc301_1413714899"/></text:h>
      <text:h text:style-name="P5" text:outline-level="3"><text:bookmark-start text:name="__RefHeading___Toc303_1413714899"/>Интерепретация ГСА абстрактным автоматом Мура.<text:bookmark-end text:name="__RefHeading___Toc303_1413714899"/></text:h>
      <text:h text:style-name="P5" text:outline-level="3"><text:bookmark-start text:name="__RefHeading___Toc305_1413714899"/>Структурный автомат, состояния элементов памяти.<text:bookmark-end text:name="__RefHeading___Toc305_1413714899"/></text:h>
      <text:h text:style-name="P5" text:outline-level="3"><text:bookmark-start text:name="__RefHeading___Toc307_1413714899"/>Время выполнения микропрограммы.<text:bookmark-end text:name="__RefHeading___Toc307_1413714899"/></text:h>
      <text:h text:style-name="P5" text:outline-level="3"><text:bookmark-start text:name="__RefHeading___Toc309_1413714899"/>Элементарные автоматы: RS-, D-, DV-триггеры.<text:bookmark-end text:name="__RefHeading___Toc309_1413714899"/></text:h>
      <text:h text:style-name="P5" text:outline-level="3"><text:bookmark-start text:name="__RefHeading___Toc311_1413714899"/>Структура и принцип действия микропрограммного автомата с программируемой логикой и естествнной адресацией.<text:bookmark-end text:name="__RefHeading___Toc311_1413714899"/></text:h>
      <text:h text:style-name="P5" text:outline-level="3"><text:bookmark-start text:name="__RefHeading___Toc313_1413714899"/>Элементарные автоматы: JK-, T-, RST-триггеры.<text:bookmark-end text:name="__RefHeading___Toc313_1413714899"/></text:h>
      <text:h text:style-name="P5" text:outline-level="3"><text:bookmark-start text:name="__RefHeading___Toc315_1413714899"/>Структура и принцип действия микропрограммного автомата с программируемой логикой и принудительной адресацией.<text:bookmark-end text:name="__RefHeading___Toc315_14137148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1T13:22:29.175467692</dc:date>
    <meta:editing-duration>PT51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5" meta:paragraph-count="129" meta:word-count="971" meta:character-count="7211" meta:non-whitespace-character-count="6431"/>
  </office:meta>
</office:document-meta>
</file>